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1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2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4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4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50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6">
            <text:p>Organisation name</text:p>
          </table:table-cell>
          <table:table-cell office:value-type="string" table:number-columns-spanned="1" table:number-rows-spanned="3" table:content-validation-name="val2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1">
            <text:p>Home Office</text:p>
          </table:table-cell>
          <table:table-cell office:value-type="float" office:value="7857" table:style-name="ce30">
            <text:p>7857</text:p>
          </table:table-cell>
          <table:table-cell office:value-type="float" office:value="6983.84" table:style-name="ce33">
            <text:p>6983.84</text:p>
          </table:table-cell>
          <table:table-cell office:value-type="float" office:value="12225" table:style-name="ce50">
            <text:p>12225</text:p>
          </table:table-cell>
          <table:table-cell office:value-type="float" office:value="11271.960000000014" table:style-name="ce51">
            <text:p>11271.96</text:p>
          </table:table-cell>
          <table:table-cell office:value-type="float" office:value="6958" table:style-name="ce53">
            <text:p>6958</text:p>
          </table:table-cell>
          <table:table-cell office:value-type="float" office:value="6700.210000000011" table:style-name="ce66">
            <text:p>6700.21</text:p>
          </table:table-cell>
          <table:table-cell office:value-type="float" office:value="2395" table:style-name="ce68">
            <text:p>2395</text:p>
          </table:table-cell>
          <table:table-cell office:value-type="float" office:value="2337.7799999999993" table:style-name="ce69">
            <text:p>2337.78</text:p>
          </table:table-cell>
          <table:table-cell office:value-type="float" office:value="230" table:style-name="ce83">
            <text:p>230</text:p>
          </table:table-cell>
          <table:table-cell office:value-type="float" office:value="227.49" table:style-name="ce86">
            <text:p>227.49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9665" table:content-validation-name="val2" table:style-name="ce108">
            <text:p>29,665</text:p>
          </table:table-cell>
          <table:table-cell office:value-type="float" office:value="27521.280000000024" table:content-validation-name="val2" table:style-name="ce109">
            <text:p>27,521</text:p>
          </table:table-cell>
          <table:table-cell office:value-type="float" office:value="1569" table:style-name="ce111">
            <text:p>1569</text:p>
          </table:table-cell>
          <table:table-cell office:value-type="float" office:value="1429.5899999999961" table:style-name="ce120">
            <text:p>1429.59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569" table:style-name="ce148">
            <text:p>1,569</text:p>
          </table:table-cell>
          <table:table-cell office:value-type="float" office:value="1429.5899999999961" table:style-name="ce146">
            <text:p>1,429.59</text:p>
          </table:table-cell>
          <table:table-cell office:value-type="float" office:value="31234" table:content-validation-name="val2" table:style-name="ce149">
            <text:p>31,234</text:p>
          </table:table-cell>
          <table:table-cell office:value-type="float" office:value="28950.870000000021" table:content-validation-name="val2" table:style-name="ce167">
            <text:p>28,951</text:p>
          </table:table-cell>
          <table:table-cell office:value-type="currency" office:value="68318271.129999995" table:content-validation-name="val1" table:style-name="ce10">
            <text:p>£68,318,271.13</text:p>
          </table:table-cell>
          <table:table-cell office:value-type="currency" office:value="7121780.6700000018" table:content-validation-name="val1" table:style-name="ce10">
            <text:p>£7,121,780.67</text:p>
          </table:table-cell>
          <table:table-cell office:value-type="currency" office:value="87519.92" table:content-validation-name="val1" table:style-name="ce10">
            <text:p>£87,519.92</text:p>
          </table:table-cell>
          <table:table-cell office:value-type="currency" office:value="955830.53" table:content-validation-name="val1" table:style-name="ce10">
            <text:p>£955,830.53</text:p>
          </table:table-cell>
          <table:table-cell office:value-type="currency" office:value="15360417.57" table:content-validation-name="val1" table:style-name="ce10">
            <text:p>£15,360,417.57</text:p>
          </table:table-cell>
          <table:table-cell office:value-type="currency" office:value="7863890" table:content-validation-name="val1" table:style-name="ce10">
            <text:p>£7,863,890.00</text:p>
          </table:table-cell>
          <table:table-cell office:value-type="currency" office:value="99707709.819999993" table:style-name="ce11">
            <text:p>£99,707,709.82</text:p>
          </table:table-cell>
          <table:table-cell office:value-type="currency" office:value="9713922.4699999988" table:content-validation-name="val1" table:style-name="ce12">
            <text:p>£9,713,922.47</text:p>
          </table:table-cell>
          <table:table-cell office:value-type="currency" office:value="1283648.27" table:content-validation-name="val1" table:style-name="ce12">
            <text:p>£1,283,648.27</text:p>
          </table:table-cell>
          <table:table-cell office:value-type="currency" office:value="10997570.739999998" table:style-name="ce11">
            <text:p>£10,997,570.74</text:p>
          </table:table-cell>
          <table:table-cell office:value-type="currency" office:value="110705280.55999999" table:style-name="ce13">
            <text:p>£110,705,280.56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406" table:style-name="ce31">
            <text:p>406</text:p>
          </table:table-cell>
          <table:table-cell office:value-type="float" office:value="307.79000000000002" table:style-name="ce32">
            <text:p>307.79</text:p>
          </table:table-cell>
          <table:table-cell office:value-type="float" office:value="239" table:style-name="ce49">
            <text:p>239</text:p>
          </table:table-cell>
          <table:table-cell office:value-type="float" office:value="219.16" table:style-name="ce52">
            <text:p>219.16</text:p>
          </table:table-cell>
          <table:table-cell office:value-type="float" office:value="346" table:style-name="ce54">
            <text:p>346</text:p>
          </table:table-cell>
          <table:table-cell office:value-type="float" office:value="330.68" table:style-name="ce65">
            <text:p>330.68</text:p>
          </table:table-cell>
          <table:table-cell office:value-type="float" office:value="48" table:style-name="ce67">
            <text:p>48</text:p>
          </table:table-cell>
          <table:table-cell office:value-type="float" office:value="47.11" table:style-name="ce70">
            <text:p>47.11</text:p>
          </table:table-cell>
          <table:table-cell office:value-type="float" office:value="9" table:style-name="ce84">
            <text:p>9</text:p>
          </table:table-cell>
          <table:table-cell office:value-type="float" office:value="9" table:style-name="ce85">
            <text:p>9</text:p>
          </table:table-cell>
          <table:table-cell office:value-type="float" office:value="7" table:style-name="ce88">
            <text:p>7</text:p>
          </table:table-cell>
          <table:table-cell office:value-type="float" office:value="0.87" table:style-name="ce90">
            <text:p>0.87</text:p>
          </table:table-cell>
          <table:table-cell office:value-type="float" office:value="1055" table:content-validation-name="val2" table:style-name="ce102">
            <text:p>1,055</text:p>
          </table:table-cell>
          <table:table-cell office:value-type="float" office:value="914.60699999999952" table:content-validation-name="val2" table:style-name="ce110">
            <text:p>915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3" table:style-name="ce134">
            <text:p>3</text:p>
          </table:table-cell>
          <table:table-cell office:value-type="float" office:value="3" table:style-name="ce136">
            <text:p>3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4" table:style-name="ce143">
            <text:p>4</text:p>
          </table:table-cell>
          <table:table-cell office:value-type="float" office:value="4" table:style-name="ce144">
            <text:p>4</text:p>
          </table:table-cell>
          <table:table-cell office:value-type="float" office:value="1059" table:content-validation-name="val2" table:style-name="ce162">
            <text:p>1,059</text:p>
          </table:table-cell>
          <table:table-cell office:value-type="float" office:value="918.60699999999952" table:content-validation-name="val2" table:style-name="ce161">
            <text:p>919</text:p>
          </table:table-cell>
          <table:table-cell office:value-type="currency" office:value="2042352.7700000068" table:content-validation-name="val1" table:style-name="ce10">
            <text:p>£2,042,352.77</text:p>
          </table:table-cell>
          <table:table-cell office:value-type="currency" office:value="28174.269999999946" table:content-validation-name="val1" table:style-name="ce10">
            <text:p>£28,174.2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114570.65999999986" table:content-validation-name="val1" table:style-name="ce10">
            <text:p>£114,570.66</text:p>
          </table:table-cell>
          <table:table-cell office:value-type="currency" office:value="418405.66000000021" table:content-validation-name="val1" table:style-name="ce10">
            <text:p>£418,405.66</text:p>
          </table:table-cell>
          <table:table-cell office:value-type="currency" office:value="202721.76999999917" table:content-validation-name="val1" table:style-name="ce10">
            <text:p>£202,721.77</text:p>
          </table:table-cell>
          <table:table-cell office:value-type="currency" office:value="2806225.1300000059" table:style-name="ce11">
            <text:p>£2,806,225.13</text:p>
          </table:table-cell>
          <table:table-cell office:value-type="currency" office:value="57955" table:content-validation-name="val1" table:style-name="ce12">
            <text:p>£57,955.00</text:p>
          </table:table-cell>
          <table:table-cell office:value-type="currency" office:value="51708" table:content-validation-name="val1" table:style-name="ce12">
            <text:p>£51,708.00</text:p>
          </table:table-cell>
          <table:table-cell office:value-type="currency" office:value="109663" table:style-name="ce11">
            <text:p>£109,663.00</text:p>
          </table:table-cell>
          <table:table-cell office:value-type="currency" office:value="2915888.1300000059" table:style-name="ce13">
            <text:p>£2,915,888.13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Office for Police Conduct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41" table:style-name="ce29">
            <text:p>241</text:p>
          </table:table-cell>
          <table:table-cell office:value-type="float" office:value="234.4" table:style-name="ce34">
            <text:p>234.4</text:p>
          </table:table-cell>
          <table:table-cell office:value-type="float" office:value="472" table:style-name="ce41">
            <text:p>472</text:p>
          </table:table-cell>
          <table:table-cell office:value-type="float" office:value="459.4" table:style-name="ce48">
            <text:p>459.4</text:p>
          </table:table-cell>
          <table:table-cell office:value-type="float" office:value="257" table:style-name="ce55">
            <text:p>257</text:p>
          </table:table-cell>
          <table:table-cell office:value-type="float" office:value="251.6" table:style-name="ce56">
            <text:p>251.6</text:p>
          </table:table-cell>
          <table:table-cell office:value-type="float" office:value="44" table:style-name="ce59">
            <text:p>44</text:p>
          </table:table-cell>
          <table:table-cell office:value-type="float" office:value="43.8" table:style-name="ce78">
            <text:p>43.8</text:p>
          </table:table-cell>
          <table:table-cell office:value-type="float" office:value="9" table:style-name="ce80">
            <text:p>9</text:p>
          </table:table-cell>
          <table:table-cell office:value-type="float" office:value="9" table:style-name="ce81">
            <text:p>9</text:p>
          </table:table-cell>
          <table:table-cell office:value-type="float" office:value="7" table:style-name="ce97">
            <text:p>7</text:p>
          </table:table-cell>
          <table:table-cell office:value-type="float" office:value="1.5" table:style-name="ce99">
            <text:p>1.5</text:p>
          </table:table-cell>
          <table:table-cell office:value-type="float" office:value="1030" table:content-validation-name="val2" table:style-name="ce102">
            <text:p>1,030</text:p>
          </table:table-cell>
          <table:table-cell office:value-type="float" office:value="999.69999999999993" table:content-validation-name="val2" table:style-name="ce104">
            <text:p>1,000</text:p>
          </table:table-cell>
          <table:table-cell office:value-type="float" office:value="29" table:style-name="ce106">
            <text:p>29</text:p>
          </table:table-cell>
          <table:table-cell office:value-type="float" office:value="28.2" table:style-name="ce115">
            <text:p>28.2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8" table:style-name="ce131">
            <text:p>8</text:p>
          </table:table-cell>
          <table:table-cell office:value-type="float" office:value="8" table:style-name="ce157">
            <text:p>8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37" table:style-name="ce143">
            <text:p>37</text:p>
          </table:table-cell>
          <table:table-cell office:value-type="float" office:value="36.200000000000003" table:style-name="ce142">
            <text:p>36.20</text:p>
          </table:table-cell>
          <table:table-cell office:value-type="float" office:value="1067" table:content-validation-name="val2" table:style-name="ce162">
            <text:p>1,067</text:p>
          </table:table-cell>
          <table:table-cell office:value-type="float" office:value="1035.8999999999999" table:content-validation-name="val2" table:style-name="ce163">
            <text:p>1,036</text:p>
          </table:table-cell>
          <table:table-cell office:value-type="currency" office:value="2811275" table:content-validation-name="val1" table:style-name="ce10">
            <text:p>£2,811,275.00</text:p>
          </table:table-cell>
          <table:table-cell office:value-type="currency" office:value="137634" table:content-validation-name="val1" table:style-name="ce10">
            <text:p>£137,634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3571" table:content-validation-name="val1" table:style-name="ce10">
            <text:p>£33,571.00</text:p>
          </table:table-cell>
          <table:table-cell office:value-type="currency" office:value="572753" table:content-validation-name="val1" table:style-name="ce10">
            <text:p>£572,753.00</text:p>
          </table:table-cell>
          <table:table-cell office:value-type="currency" office:value="311881" table:content-validation-name="val1" table:style-name="ce10">
            <text:p>£311,881.00</text:p>
          </table:table-cell>
          <table:table-cell office:value-type="currency" office:value="3867114" table:style-name="ce11">
            <text:p>£3,867,114.00</text:p>
          </table:table-cell>
          <table:table-cell office:value-type="currency" office:value="182981" table:content-validation-name="val1" table:style-name="ce12">
            <text:p>£182,981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82981" table:style-name="ce11">
            <text:p>£182,981.00</text:p>
          </table:table-cell>
          <table:table-cell office:value-type="currency" office:value="4050095" table:style-name="ce13">
            <text:p>£4,050,095.0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7" table:style-name="ce36">
            <text:p>7</text:p>
          </table:table-cell>
          <table:table-cell office:value-type="float" office:value="7" table:style-name="ce38">
            <text:p>7</text:p>
          </table:table-cell>
          <table:table-cell office:value-type="float" office:value="6" table:style-name="ce43">
            <text:p>6</text:p>
          </table:table-cell>
          <table:table-cell office:value-type="float" office:value="5.8" table:style-name="ce47">
            <text:p>5.8</text:p>
          </table:table-cell>
          <table:table-cell office:value-type="float" office:value="40" table:style-name="ce60">
            <text:p>40</text:p>
          </table:table-cell>
          <table:table-cell office:value-type="float" office:value="39.799999999999997" table:style-name="ce57">
            <text:p>39.8</text:p>
          </table:table-cell>
          <table:table-cell office:value-type="float" office:value="1" table:style-name="ce58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0.8" table:style-name="ce82">
            <text:p>0.8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55" table:content-validation-name="val2" table:style-name="ce102">
            <text:p>55</text:p>
          </table:table-cell>
          <table:table-cell office:value-type="float" office:value="54.399999999999991" table:content-validation-name="val2" table:style-name="ce103">
            <text:p>54</text:p>
          </table:table-cell>
          <table:table-cell office:value-type="float" office:value="1" table:style-name="ce107">
            <text:p>1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45">
            <text:p>1</text:p>
          </table:table-cell>
          <table:table-cell office:value-type="float" office:value="56" table:content-validation-name="val2" table:style-name="ce162">
            <text:p>56</text:p>
          </table:table-cell>
          <table:table-cell office:value-type="float" office:value="55.399999999999991" table:content-validation-name="val2" table:style-name="ce164">
            <text:p>55</text:p>
          </table:table-cell>
          <table:table-cell office:value-type="currency" office:value="158076.65" table:content-validation-name="val1" table:style-name="ce10">
            <text:p>£158,076.65</text:p>
          </table:table-cell>
          <table:table-cell office:value-type="currency" office:value="989.67" table:content-validation-name="val1" table:style-name="ce10">
            <text:p>£989.6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3178.550000000003" table:content-validation-name="val1" table:style-name="ce10">
            <text:p>£33,178.55</text:p>
          </table:table-cell>
          <table:table-cell office:value-type="currency" office:value="16789.900000000001" table:content-validation-name="val1" table:style-name="ce10">
            <text:p>£16,789.90</text:p>
          </table:table-cell>
          <table:table-cell office:value-type="currency" office:value="209034.77" table:style-name="ce11">
            <text:p>£209,034.77</text:p>
          </table:table-cell>
          <table:table-cell office:value-type="currency" office:value="2606.44" table:content-validation-name="val1" table:style-name="ce12">
            <text:p>£2,606.44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606.44" table:style-name="ce11">
            <text:p>£2,606.44</text:p>
          </table:table-cell>
          <table:table-cell office:value-type="currency" office:value="211641.21" table:style-name="ce13">
            <text:p>£211,641.21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63" table:style-name="ce35">
            <text:p>63</text:p>
          </table:table-cell>
          <table:table-cell office:value-type="float" office:value="60.9" table:style-name="ce37">
            <text:p>60.9</text:p>
          </table:table-cell>
          <table:table-cell office:value-type="float" office:value="82" table:style-name="ce44">
            <text:p>82</text:p>
          </table:table-cell>
          <table:table-cell office:value-type="float" office:value="81.599999999999994" table:style-name="ce46">
            <text:p>81.6</text:p>
          </table:table-cell>
          <table:table-cell office:value-type="float" office:value="67" table:style-name="ce61">
            <text:p>67</text:p>
          </table:table-cell>
          <table:table-cell office:value-type="float" office:value="65.489999999999995" table:style-name="ce63">
            <text:p>65.49</text:p>
          </table:table-cell>
          <table:table-cell office:value-type="float" office:value="15" table:style-name="ce71">
            <text:p>15</text:p>
          </table:table-cell>
          <table:table-cell office:value-type="float" office:value="15" table:style-name="ce73">
            <text:p>15</text:p>
          </table:table-cell>
          <table:table-cell office:value-type="float" office:value="4" table:style-name="ce75">
            <text:p>4</text:p>
          </table:table-cell>
          <table:table-cell office:value-type="float" office:value="4" table:style-name="ce92">
            <text:p>4</text:p>
          </table:table-cell>
          <table:table-cell office:value-type="float" office:value="5" table:style-name="ce94">
            <text:p>5</text:p>
          </table:table-cell>
          <table:table-cell office:value-type="float" office:value="1" table:style-name="ce95">
            <text:p>1</text:p>
          </table:table-cell>
          <table:table-cell office:value-type="float" office:value="236" table:content-validation-name="val2" table:style-name="ce102">
            <text:p>236</text:p>
          </table:table-cell>
          <table:table-cell office:value-type="float" office:value="227.99" table:content-validation-name="val2" table:style-name="ce125">
            <text:p>228</text:p>
          </table:table-cell>
          <table:table-cell office:value-type="float" office:value="6" table:style-name="ce105">
            <text:p>6</text:p>
          </table:table-cell>
          <table:table-cell office:value-type="float" office:value="6" table:style-name="ce114">
            <text:p>6</text:p>
          </table:table-cell>
          <table:table-cell office:value-type="float" office:value="1" table:style-name="ce118">
            <text:p>1</text:p>
          </table:table-cell>
          <table:table-cell office:value-type="float" office:value="1" table:style-name="ce169">
            <text:p>1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7" table:style-name="ce143">
            <text:p>7</text:p>
          </table:table-cell>
          <table:table-cell office:value-type="float" office:value="7" table:style-name="ce147">
            <text:p>7.00</text:p>
          </table:table-cell>
          <table:table-cell office:value-type="float" office:value="243" table:content-validation-name="val2" table:style-name="ce162">
            <text:p>243</text:p>
          </table:table-cell>
          <table:table-cell office:value-type="float" office:value="234.99" table:content-validation-name="val2" table:style-name="ce165">
            <text:p>235</text:p>
          </table:table-cell>
          <table:table-cell office:value-type="currency" office:value="635172.38" table:content-validation-name="val1" table:style-name="ce10">
            <text:p>£635,172.38</text:p>
          </table:table-cell>
          <table:table-cell office:value-type="currency" office:value="55969.23" table:content-validation-name="val1" table:style-name="ce10">
            <text:p>£55,969.23</text:p>
          </table:table-cell>
          <table:table-cell office:value-type="currency" office:value="2750" table:content-validation-name="val1" table:style-name="ce10">
            <text:p>£2,750.00</text:p>
          </table:table-cell>
          <table:table-cell office:value-type="currency" office:value="16036.98" table:content-validation-name="val1" table:style-name="ce10">
            <text:p>£16,036.98</text:p>
          </table:table-cell>
          <table:table-cell office:value-type="currency" office:value="131402.74" table:content-validation-name="val1" table:style-name="ce10">
            <text:p>£131,402.74</text:p>
          </table:table-cell>
          <table:table-cell office:value-type="currency" office:value="76592.31" table:content-validation-name="val1" table:style-name="ce10">
            <text:p>£76,592.31</text:p>
          </table:table-cell>
          <table:table-cell office:value-type="currency" office:value="917923.6399999999" table:style-name="ce11">
            <text:p>£917,923.64</text:p>
          </table:table-cell>
          <table:table-cell office:value-type="currency" office:value="35839" table:content-validation-name="val1" table:style-name="ce12">
            <text:p>£35,839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5839" table:style-name="ce11">
            <text:p>£35,839.00</text:p>
          </table:table-cell>
          <table:table-cell office:value-type="currency" office:value="953762.6399999999" table:style-name="ce13">
            <text:p>£953,762.64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12" table:style-name="ce40">
            <text:p>12</text:p>
          </table:table-cell>
          <table:table-cell office:value-type="float" office:value="12" table:style-name="ce39">
            <text:p>12</text:p>
          </table:table-cell>
          <table:table-cell office:value-type="float" office:value="11" table:style-name="ce42">
            <text:p>11</text:p>
          </table:table-cell>
          <table:table-cell office:value-type="float" office:value="9.69" table:style-name="ce45">
            <text:p>9.69</text:p>
          </table:table-cell>
          <table:table-cell office:value-type="float" office:value="94" table:style-name="ce62">
            <text:p>94</text:p>
          </table:table-cell>
          <table:table-cell office:value-type="float" office:value="91.74" table:style-name="ce64">
            <text:p>91.74</text:p>
          </table:table-cell>
          <table:table-cell office:value-type="float" office:value="5" table:style-name="ce72">
            <text:p>5</text:p>
          </table:table-cell>
          <table:table-cell office:value-type="float" office:value="4.59" table:style-name="ce74">
            <text:p>4.59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122" table:content-validation-name="val2" table:style-name="ce101">
            <text:p>122</text:p>
          </table:table-cell>
          <table:table-cell office:value-type="float" office:value="118.02" table:content-validation-name="val2" table:style-name="ce101">
            <text:p>118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2" table:style-name="ce170">
            <text:p>2</text:p>
          </table:table-cell>
          <table:table-cell office:value-type="float" office:value="2" table:style-name="ce171">
            <text:p>2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2" table:style-name="ce151">
            <text:p>2</text:p>
          </table:table-cell>
          <table:table-cell office:value-type="float" office:value="2" table:style-name="ce150">
            <text:p>2.0</text:p>
          </table:table-cell>
          <table:table-cell office:value-type="float" office:value="124" table:content-validation-name="val2" table:style-name="ce166">
            <text:p>124</text:p>
          </table:table-cell>
          <table:table-cell office:value-type="float" office:value="120.02" table:content-validation-name="val2" table:style-name="ce166">
            <text:p>120</text:p>
          </table:table-cell>
          <table:table-cell office:value-type="currency" office:value="289038.31" table:content-validation-name="val1" table:style-name="ce10">
            <text:p>£289,038.31</text:p>
          </table:table-cell>
          <table:table-cell office:value-type="currency" office:value="8089.99" table:content-validation-name="val1" table:style-name="ce10">
            <text:p>£8,089.99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56343.83" table:content-validation-name="val1" table:style-name="ce10">
            <text:p>£56,343.83</text:p>
          </table:table-cell>
          <table:table-cell office:value-type="currency" office:value="29792.28" table:content-validation-name="val1" table:style-name="ce10">
            <text:p>£29,792.28</text:p>
          </table:table-cell>
          <table:table-cell office:value-type="currency" office:value="383264.41000000003" table:style-name="ce11">
            <text:p>£383,264.41</text:p>
          </table:table-cell>
          <table:table-cell office:value-type="currency" office:value="27940" table:content-validation-name="val1" table:style-name="ce12">
            <text:p>£27,94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7940" table:style-name="ce11">
            <text:p>£27,940.00</text:p>
          </table:table-cell>
          <table:table-cell office:value-type="currency" office:value="411204.41000000003" table:style-name="ce13">
            <text:p>£411,204.41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Raji Mathew John</dc:creator>
    <meta:creation-date>2012-07-18T14:50:11Z</meta:creation-date>
    <dc:date>2018-03-28T09:08:59Z</dc:date>
  </office:meta>
</office:document-meta>
</file>